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left"/>
    </style:style>
    <style:style style:name="Tableau2.A" style:family="table-column">
      <style:table-column-properties style:column-width="16.999cm"/>
    </style:style>
    <style:style style:name="Tableau2.1" style:family="table-row">
      <style:table-row-properties fo:background-color="#f0f0f0">
        <style:background-image/>
      </style:table-row-properties>
    </style:style>
    <style:style style:name="Tableau2.A1" style:family="table-cell">
      <style:table-cell-properties style:vertical-align="middle" fo:padding="0.049cm" fo:border="none"/>
    </style:style>
    <style:style style:name="Tableau2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00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pan text:style-name="Strong_20_Emphasis"><text:span text:style-name="T1">Fiche descriptive 6</text:span></text:span></text:p>
            <text:p text:style-name="P2"><text:bookmark text:name="r-21116611"/><text:span text:style-name="Strong_20_Emphasis"><text:span text:style-name="T1">Nom : </text:span></text:span><text:span text:style-name="Strong_20_Emphasis"><text:span text:style-name="T3">Accéder à son compte</text:span></text:span> (package « Gestion des achats »)<text:line-break/><text:span text:style-name="Strong_20_Emphasis"><text:span text:style-name="T1">Acteur(s) : </text:span></text:span>Acheteur (client), Passer une commande, Employé, Suivre les commandes<text:line-break/><text:span text:style-name="Strong_20_Emphasis"><text:span text:style-name="T1">Description : </text:span></text:span><text:span text:style-name="Strong_20_Emphasis"><text:span text:style-name="T4">L'acteur accède à son compt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4">24</text:span></text:span><text:span text:style-name="T4">/0</text:span>6/2019</text:p>
            <text:p text:style-name="P1"><text:bookmark text:name="r-21302051"/><text:span text:style-name="Strong_20_Emphasis"><text:span text:style-name="T1">Pré-conditions : </text:span></text:span><text:span text:style-name="Strong_20_Emphasis"><text:span text:style-name="T4">Creer un compte.</text:span></text:span><text:line-break/><text:span text:style-name="Strong_20_Emphasis"><text:span text:style-name="T1">Démarrage : </text:span></text:span>L’<text:span text:style-name="Emphasis"><text:span text:style-name="T5">utilisateur</text:span></text:span> a demandé l'accès à son compte.</text:p>
            <text:p text:style-name="P1"/>
          </table:table-cell>
        </table:table-row>
        <table:table-row table:style-name="Tableau2.2">
          <table:table-cell table:style-name="Tableau2.A1" office:value-type="string">
            <text:p text:style-name="P2"><text:bookmark text:name="r-21116641"/><text:span text:style-name="Strong_20_Emphasis"><text:span text:style-name="T1">DESCRIPTION</text:span></text:span></text:p>
            <text:p text:style-name="P2"><text:bookmark text:name="r-21116651"/><text:span text:style-name="Strong_20_Emphasis"><text:span text:style-name="T1">Le scénario nominal :</text:span></text:span></text:p>
            <text:p text:style-name="P1"><text:bookmark text:name="r-21116661"/>1. <text:span text:style-name="T4">Le </text:span><text:span text:style-name="T2">système</text:span> affiche une page d'accès au compte.<text:line-break/>2. <text:span text:style-name="Emphasis"><text:span text:style-name="T5">L</text:span></text:span><text:span text:style-name="Emphasis">’utilisateur </text:span><text:span text:style-name="Emphasis"><text:span text:style-name="T5">remplit les champs "login" et "mot de passe" et valide.</text:span></text:span><text:line-break/>3. <text:span text:style-name="Strong_20_Emphasis"><text:span text:style-name="T4">Le </text:span></text:span><text:span text:style-name="Strong_20_Emphasis"><text:span text:style-name="T2">système </text:span></text:span><text:span text:style-name="Strong_20_Emphasis"><text:span text:style-name="T4">récupère les informations saisies et authentifie </text:span></text:span><text:span text:style-name="Strong_20_Emphasis"><text:span text:style-name="T6">l</text:span></text:span><text:span text:style-name="Strong_20_Emphasis"><text:span text:style-name="T7">'utilisateur</text:span></text:span><text:span text:style-name="Strong_20_Emphasis"><text:span text:style-name="T4">.</text:span></text:span></text:p>
            <text:p text:style-name="P1"><text:bookmark text:name="r-21116711"/><text:bookmark text:name="r-21116721"/><text:span text:style-name="Emphasis"><text:span text:style-name="T5"/>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Strong_20_Emphasis"><text:span text:style-name="T1">Les scénarios alternatifs :</text:span></text:span></text:p>
            <text:p text:style-name="P1"><text:bookmark text:name="r-2111670"/>2.a <text:span text:style-name="Emphasis"><text:span text:style-name="T5">L</text:span></text:span><text:span text:style-name="Emphasis"><text:span text:style-name="T8">’utilisateur </text:span></text:span><text:span text:style-name="Emphasis"><text:span text:style-name="T5">décide de quitter la page d'accès au compte.</text:span></text:span></text:p>
            <text:p text:style-name="P1"><text:span text:style-name="Emphasis"><text:span text:style-name="T5">2.b L</text:span></text:span><text:span text:style-name="Emphasis"><text:span text:style-name="T8">’utilisateur</text:span></text:span><text:span text:style-name="Emphasis"><text:span text:style-name="T5"> ne possède pas de compte. (Redirection vers Créer un compte)</text:span></text:span></text:p>
            <text:p text:style-name="P1"><text:bookmark text:name="r-2111676"/><text:bookmark text:name="r-2111675"/></text:p>
          </table:table-cell>
        </table:table-row>
        <table:table-row table:style-name="Tableau2.2">
          <table:table-cell table:style-name="Tableau2.A1" office:value-type="string">
            <text:p text:style-name="P2"><text:span text:style-name="Strong_20_Emphasis"><text:span text:style-name="T1">Les scénarios d'exceptions :</text:span></text:span></text:p>
            <text:p text:style-name="P3"><text:span text:style-name="Strong_20_Emphasis"><text:span text:style-name="T4">2.a </text:span></text:span><text:span text:style-name="Emphasis"><text:span text:style-name="T7"><text:s/></text:span></text:span><text:span text:style-name="Emphasis"><text:span text:style-name="T6">Les informations login ou mot de passe de l</text:span></text:span><text:span text:style-name="Emphasis"><text:span text:style-name="T7">’utilisateur </text:span></text:span><text:span text:style-name="Emphasis"><text:span text:style-name="T6">sont incorrectes</text:span></text:span><text:span text:style-name="Emphasis"><text:span text:style-name="T7">.</text:span></text:span></text:p>
            <text:p text:style-name="P3"><text:span text:style-name="Emphasis"><text:span text:style-name="T6">2.b L'e-mail de l'</text:span></text:span><text:span text:style-name="Emphasis"><text:span text:style-name="T7">utilisateur</text:span></text:span><text:span text:style-name="Emphasis"><text:span text:style-name="T6"> n'existe pas.</text:span></text:span></text:p>
          </table:table-cell>
        </table:table-row>
        <table:table-row table:style-name="Tableau2.1">
          <table:table-cell table:style-name="Tableau2.A1" office:value-type="string">
            <text:p text:style-name="P1"><text:bookmark text:name="r-21116771"/><text:span text:style-name="Strong_20_Emphasis"><text:span text:style-name="T1">Fin : </text:span></text:span><text:span text:style-name="Strong_20_Emphasis"><text:span text:style-name="T4">Scénario nominal : à l'étape </text:span></text:span><text:bookmark text:name="r-211167811"/><text:bookmark text:name="r-211167911"/><text:span text:style-name="Strong_20_Emphasis"><text:span text:style-name="T4">2 sur décision de l'utilisateur.</text:span></text:span>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49S</meta:editing-duration>
    <meta:editing-cycles>14</meta:editing-cycles>
    <meta:generator>OpenOffice/4.1.6$Win32 OpenOffice.org_project/416m1$Build-9790</meta:generator>
    <dc:date>2019-07-22T16:31:39.10</dc:date>
    <meta:document-statistic meta:table-count="1" meta:image-count="0" meta:object-count="0" meta:page-count="1" meta:paragraph-count="14" meta:word-count="153" meta:character-count="981"/>
    <meta:user-defined meta:name="Info 1"/>
    <meta:user-defined meta:name="Info 2"/>
    <meta:user-defined meta:name="Info 3"/>
    <meta:user-defined meta:name="Info 4"/>
  </office:meta>
</office:document-meta>
</file>